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Arial" fo:font-size="20pt" fo:font-style="normal" fo:text-shadow="1pt 1pt" fo:font-weight="bold"/>
    </style:style>
    <style:style style:name="P2" style:family="paragraph" style:parent-style-name="Text_20_body">
      <style:paragraph-properties fo:text-align="justify" style:justify-single-word="false">
        <style:drop-cap style:lines="3"/>
      </style:paragraph-properties>
      <style:text-properties style:font-name="Times New Roman"/>
    </style:style>
    <style:style style:name="P3" style:family="paragraph" style:parent-style-name="Text_20_body">
      <style:paragraph-properties fo:text-align="justify" style:justify-single-word="false"/>
      <style:text-properties style:font-name="Times New Roman"/>
    </style:style>
    <style:style style:name="T1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lski - 48</text:p>
      <text:p text:style-name="P2">Solidne, trwałe i <text:span text:style-name="T1">stosowanei</text:span> w praktyce struktury prawne są warunkiem wstępnym do stworzenia silnej instytucji i jej długoterminowego rozwoju. Sprawnie funkcjonujący najwyższy organ kontroli nie może istnieć bez stabilnych podstaw prawnych.</text:p>
      <text:p text:style-name="P3">“Deklaracja z Liny, która podkreśla znaczenie stabilności takich <text:span text:style-name="T1">strucktur</text:span> prawnych, powinna być, łącznie ze “Standardami kontroli INTOSAI” i innymi międzynarodowymi standardami kontroli (np. Międzynarodowej Federacji Księgowych - IFAC), podstawową wytyczną dla najwyższego organu kontroli. Struktury prawne uznaje się za odpowiednie, obejmują główne założenia uznawanych na świecie zasad kontroli, zawartych w wymienionych dokumentach. Zalecenia przedstawione w tym rozdziale opierają się głównie na tych założeniach i maja <text:span text:style-name="T1">charackter</text:span> ogólny. </text:p>
      <text:p text:style-name="P3">Podstawy prawne najwyższego organu kontroli formułowane są na różnych poziomach - konstytucji, ustaw, przepisów <text:span text:style-name="T1">wykonawzych</text:span>, zasad i procedur. Konstytucja i ustawy tworzą podstawę instytucjonalną, podczas gdy celem przepisów wykonawczych, zasad i procedur jest zapewnienie jak najskuteczniejszego wypełniania przez najwyższy organ kontroli jego zadań, określonych w konstytucji i ustawa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l" fo:country="PL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Thorndale" fo:font-size="12pt" fo:language="pl" fo:country="PL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Sparc OpenOffice.org_project/680m143$Build-8986</meta:generator>
    <meta:initial-creator>Helge Delfs</meta:initial-creator>
    <meta:creation-date>2000-06-09T09:21:07</meta:creation-date>
    <dc:creator>Helge Delfs</dc:creator>
    <dc:date>2000-06-09T09:28:41</dc:date>
    <dc:language>pl-PL</dc:language>
    <meta:editing-cycles>5</meta:editing-cycles>
    <meta:editing-duration>PT7M35S</meta:editing-duration>
    <meta:user-defined meta:name="Info 0"/>
    <meta:user-defined meta:name="Info 1"/>
    <meta:user-defined meta:name="Info 2"/>
    <meta:user-defined meta:name="Info 3"/>
    <meta:document-statistic meta:table-count="0" meta:image-count="0" meta:object-count="0" meta:page-count="1" meta:paragraph-count="4" meta:word-count="146" meta:character-count="1184"/>
  </office:meta>
</office:document-meta>
</file>